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0.773cm"/>
    </style:style>
    <style:style style:name="co7" style:family="table-column">
      <style:table-column-properties fo:break-before="auto" style:column-width="0.986cm"/>
    </style:style>
    <style:style style:name="co8" style:family="table-column">
      <style:table-column-properties fo:break-before="auto" style:column-width="0.804cm"/>
    </style:style>
    <style:style style:name="co9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regXfito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specie</text:p>
          </table:table-cell>
          <table:table-cell office:value-type="string" calcext:value-type="string">
            <text:p>campo sujo</text:p>
          </table:table-cell>
          <table:table-cell office:value-type="string" calcext:value-type="string">
            <text:p>campo cerrado</text:p>
          </table:table-cell>
          <table:table-cell office:value-type="string" calcext:value-type="string">
            <text:p>cerrado ss</text:p>
          </table:table-cell>
          <table:table-cell office:value-type="string" calcext:value-type="string">
            <text:p>total registros por espécie</text:p>
          </table:table-cell>
        </table:table-row>
        <table:table-row table:style-name="ro1">
          <table:table-cell office:value-type="string" calcext:value-type="string">
            <text:p>Alipiopsitta xantho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2:.D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ilia fimbriat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B3:.D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azona aestiva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4:.D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modramus humeralis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SUM([.B5:.D5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phantochroa cirrhochlor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6:.D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 ararau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D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tinga acuticaudat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8:.D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atinga aure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B9:.D9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thene cunicular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D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ypthengus ruficapill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1:.D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leuterus culicivor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2:.D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ephilus melanoleuc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3:.D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tostoma obsolet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14:.D1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nthorchilus leucot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5:.D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acara planc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6:.D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iama crist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7:.D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etura meridionali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8:.D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lorostilbon lucid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9:.D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ordeiles pusillus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0:.D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emotriccus fusc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21:.D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aptes campestris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22:.D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pturellus parvirostr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23:.D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ypturellus undulat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4:.D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icivora caudacu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5:.D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anocorax chrysop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26:.D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anocorax cristatel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27:.D2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yanocorax cyanopog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28: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clarhis gujanensi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9:.D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ypsnagra hirundinace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30:.D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yocopus line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31:.D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enia chiriquensis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SUM([.B32:.D32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laenia cristat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33:.D3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laenia flavogast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4:.D3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mberezoides herbicol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[.B35:.D35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upetomena macrour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SUM([.B36:.D36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uphonia chloro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37:.D3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scarthmus rufomarginatu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38:.D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lco femorali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9:.D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 sparveri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40:.D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icivora melanog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B41:.D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micivora ruf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42:.D4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urnarius ruf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43:.D4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norimopsar chop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B44:.D4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eliactin biloph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B45:.D4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mithraupis guir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46:.D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mitriccus margaritaceinvente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47:.D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terospizias meridional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48:.D4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ipolegus lophote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49:.D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gatus leucophai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50:.D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pidocolaptes angustirostr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SUM([.B51:.D5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chetornis rixos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2:.D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rynchus pitang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53:.D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scops cholib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54:.D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anopareia torqu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SUM([.B55:.D5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lvago chimach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56:.D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mus saturninu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B57:.D5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yarchus swainson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58:.D5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yarchus tyrannulu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59:.D5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ophobus fasciatu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60:.D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othraupis fasciat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B61:.D6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ystalus chacur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B62:.D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chyramphus polychopteru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B63:.D6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ula pityaium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64:.D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agioenas cayennensi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65:.D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agioenas picazur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66:.D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acellodomus rufifron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7:.D6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aethornis pretre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68:.D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cumnus albosquam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69:.D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anga fla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70:.D7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ioptila dumicol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71:.D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phyrospiza caerulesce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2:.D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ne chalybe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73:.D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arocolius decuma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74:.D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hastos toc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75:.D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mphocellus carb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6:.D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pornis magnirostr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7:.D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nchotus rufescen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78:.D7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ltator simil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9:.D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atricula atricolli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SUM([.B80:.D8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ardafella squamat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81:.D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istochlamys melanopi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B82:.D8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histochlamys ruficapillu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83:.D8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hoeniophylax phryganophi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84:.D8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orophila angolens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5:.D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ophila plumbe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([.B86:.D8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elgidopteryx ruficolli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7:.D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riri islerorum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B88:.D8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ynalaxis albescen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SUM([.B89:.D89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ynalaxis frontali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90:.D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chornis squamat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91:.D9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ngara caya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92:.D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gara palmaru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93:.D9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ngara sayac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94:.D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mnophilus torquat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B95:.D9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glodytes musculu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SUM([.B96:.D96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urdus leucomel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97:.D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yrannus albogulari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98:.D9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latinia jacarin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99:.D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olmis cinereu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100:.D1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olmis velatu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01:.D1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onotrichia capensi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SUM([.B102:.D102])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Total registros por fito</text:p>
          </table:table-cell>
          <table:table-cell table:formula="of:=SUM([.B2:.B102])" office:value-type="float" office:value="348" calcext:value-type="float">
            <text:p>348</text:p>
          </table:table-cell>
          <table:table-cell table:formula="of:=SUM([.C2:.C102])" office:value-type="float" office:value="341" calcext:value-type="float">
            <text:p>341</text:p>
          </table:table-cell>
          <table:table-cell table:formula="of:=SUM([.D2:.D102])" office:value-type="float" office:value="383" calcext:value-type="float">
            <text:p>383</text:p>
          </table:table-cell>
          <table:table-cell table:formula="of:=SUM([.E2:.E102])" office:value-type="float" office:value="1072" calcext:value-type="float">
            <text:p>1072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2" table:number-rows-repeated="104845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egXponto" table:style-name="ta1" table:print="false">
        <table:table-column table:style-name="co4" table:default-cell-style-name="ce1"/>
        <table:table-column table:style-name="co5" table:number-columns-repeated="32" table:default-cell-style-name="Default"/>
        <table:table-row table:style-name="ro2">
          <table:table-cell table:style-name="Default" office:value-type="string" calcext:value-type="string">
            <text:p>Fitofisionomia</text:p>
          </table:table-cell>
          <table:table-cell office:value-type="string" calcext:value-type="string">
            <text:p>campo sujo</text:p>
          </table:table-cell>
          <table:table-cell table:number-columns-repeated="11"/>
          <table:table-cell office:value-type="string" calcext:value-type="string">
            <text:p>campo cerrado</text:p>
          </table:table-cell>
          <table:table-cell table:number-columns-repeated="9"/>
          <table:table-cell office:value-type="string" calcext:value-type="string">
            <text:p>cerrado ss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Especie/Ponto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S3</text:p>
          </table:table-cell>
          <table:table-cell office:value-type="string" calcext:value-type="string">
            <text:p>CS4</text:p>
          </table:table-cell>
          <table:table-cell office:value-type="string" calcext:value-type="string">
            <text:p>CS5</text:p>
          </table:table-cell>
          <table:table-cell office:value-type="string" calcext:value-type="string">
            <text:p>CS6</text:p>
          </table:table-cell>
          <table:table-cell office:value-type="string" calcext:value-type="string">
            <text:p>CS7</text:p>
          </table:table-cell>
          <table:table-cell office:value-type="string" calcext:value-type="string">
            <text:p>CS8</text:p>
          </table:table-cell>
          <table:table-cell office:value-type="string" calcext:value-type="string">
            <text:p>CS9</text:p>
          </table:table-cell>
          <table:table-cell office:value-type="string" calcext:value-type="string">
            <text:p>CS10</text:p>
          </table:table-cell>
          <table:table-cell office:value-type="string" calcext:value-type="string">
            <text:p>CS11</text:p>
          </table:table-cell>
          <table:table-cell office:value-type="string" calcext:value-type="string">
            <text:p>CS12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CC2</text:p>
          </table:table-cell>
          <table:table-cell office:value-type="string" calcext:value-type="string">
            <text:p>CC3</text:p>
          </table:table-cell>
          <table:table-cell office:value-type="string" calcext:value-type="string">
            <text:p>CC4</text:p>
          </table:table-cell>
          <table:table-cell office:value-type="string" calcext:value-type="string">
            <text:p>CC5</text:p>
          </table:table-cell>
          <table:table-cell office:value-type="string" calcext:value-type="string">
            <text:p>CC6</text:p>
          </table:table-cell>
          <table:table-cell office:value-type="string" calcext:value-type="string">
            <text:p>CC7</text:p>
          </table:table-cell>
          <table:table-cell office:value-type="string" calcext:value-type="string">
            <text:p>CC8</text:p>
          </table:table-cell>
          <table:table-cell office:value-type="string" calcext:value-type="string">
            <text:p>CC9</text:p>
          </table:table-cell>
          <table:table-cell office:value-type="string" calcext:value-type="string">
            <text:p>CC10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SS4</text:p>
          </table:table-cell>
          <table:table-cell office:value-type="string" calcext:value-type="string">
            <text:p>SS5</text:p>
          </table:table-cell>
          <table:table-cell office:value-type="string" calcext:value-type="string">
            <text:p>SS6</text:p>
          </table:table-cell>
          <table:table-cell office:value-type="string" calcext:value-type="string">
            <text:p>SS7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SS10</text:p>
          </table:table-cell>
          <table:table-cell office:value-type="string" calcext:value-type="string">
            <text:p>SS11</text:p>
          </table:table-cell>
        </table:table-row>
        <table:table-row table:style-name="ro2">
          <table:table-cell office:value-type="string" calcext:value-type="string">
            <text:p>Alipiopsitta xanthop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azilia fimbriata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Amazona aestiv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mmodramus humera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hantochroa cirrhochlori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ra ararau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Aratinga acuticaudat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Aratinga aure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hene cunicularia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arypthengus ruficapill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leuterus culicivo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Campephilus melanoleucus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mptostoma obsole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nthorchilus leucot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acara planc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ariama cristat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haetura meridionalis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lorostilbon lucid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ordeiles pusill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nemotriccus fuscatus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laptes campestri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ypturellus parvirostris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pturellus undulatu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ulicivora caudacut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Cyanocorax chrysops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yanocorax cristatelu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anocorax cyanopogon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yclarhis gujanensis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ypsnagra hirundinace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ryocopus lineatus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laenia chiriquen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laenia cristat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laenia flavoga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mberezoides herbicol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petomena macrour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uphonia chloroti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uscarthmus rufomarginatu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Falco femoralis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alco sparverius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micivora melanogaster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micivora ruf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rnarius rufus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norimopsar chop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iactin biloph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mithraupis guira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triccus margaritaceinventer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eterospizias meridionalis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nipolegus lophotes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Legatus leucophaius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epidocolaptes angustirostr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etornis rixos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garynchus pitangua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gascops choliba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anopareia torqua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lvago chimachim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mus saturn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archus swainsoni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archus tyrannulu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Myophobus fasciatu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Neothraupis fasciata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ystalus chacuru</text:p>
          </table:table-cell>
          <table:table-cell table:number-columns-repeated="21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chyramphus polychopterus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ula pityaiumi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tagioenas cayennensis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tagioenas picazuro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acellodomus rufifr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haethornis pretrei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cumnus albosquamat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ranga flava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lioptila dumicol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phyrospiza caerulesce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rogne chalybe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sarocolius decumanus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mphastos toc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Ramphocellus carb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Rupornis magnirostr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ynchotus rufescen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ltator simili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altatricula atricolli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rdafella squamata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histochlamys melanopis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chistochlamys ruficapillu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hoeniophylax phryganophilus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porophila angolens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Sporophila plumbe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lgidopteryx ruficolli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uiriri islerorum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alaxis albescen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alaxis frontal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chornis squama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ngara cayana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gara palmaru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ngara sayaca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hamnophilus torqu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oglodytes musculu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urdus leucomela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yrannus albogulari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latinia jacar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Xolmis cinereu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Xolmis velatu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onotrichia cap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Total registros por ponto</text:p>
          </table:table-cell>
          <table:table-cell table:formula="of:=SUM([.B3:.B103])" office:value-type="float" office:value="18" calcext:value-type="float">
            <text:p>18</text:p>
          </table:table-cell>
          <table:table-cell table:formula="of:=SUM([.C3:.C103])" office:value-type="float" office:value="12" calcext:value-type="float">
            <text:p>12</text:p>
          </table:table-cell>
          <table:table-cell table:formula="of:=SUM([.D3:.D103])" office:value-type="float" office:value="70" calcext:value-type="float">
            <text:p>70</text:p>
          </table:table-cell>
          <table:table-cell table:formula="of:=SUM([.E3:.E103])" office:value-type="float" office:value="35" calcext:value-type="float">
            <text:p>35</text:p>
          </table:table-cell>
          <table:table-cell table:formula="of:=SUM([.F3:.F103])" office:value-type="float" office:value="17" calcext:value-type="float">
            <text:p>17</text:p>
          </table:table-cell>
          <table:table-cell table:formula="of:=SUM([.G3:.G103])" office:value-type="float" office:value="14" calcext:value-type="float">
            <text:p>14</text:p>
          </table:table-cell>
          <table:table-cell table:formula="of:=SUM([.H3:.H103])" office:value-type="float" office:value="15" calcext:value-type="float">
            <text:p>15</text:p>
          </table:table-cell>
          <table:table-cell table:formula="of:=SUM([.I3:.I103])" office:value-type="float" office:value="72" calcext:value-type="float">
            <text:p>72</text:p>
          </table:table-cell>
          <table:table-cell table:formula="of:=SUM([.J3:.J103])" office:value-type="float" office:value="16" calcext:value-type="float">
            <text:p>16</text:p>
          </table:table-cell>
          <table:table-cell table:formula="of:=SUM([.K3:.K103])" office:value-type="float" office:value="38" calcext:value-type="float">
            <text:p>38</text:p>
          </table:table-cell>
          <table:table-cell table:formula="of:=SUM([.L3:.L103])" office:value-type="float" office:value="7" calcext:value-type="float">
            <text:p>7</text:p>
          </table:table-cell>
          <table:table-cell table:formula="of:=SUM([.M3:.M103])" office:value-type="float" office:value="34" calcext:value-type="float">
            <text:p>34</text:p>
          </table:table-cell>
          <table:table-cell table:formula="of:=SUM([.N3:.N103])" office:value-type="float" office:value="12" calcext:value-type="float">
            <text:p>12</text:p>
          </table:table-cell>
          <table:table-cell table:formula="of:=SUM([.O3:.O103])" office:value-type="float" office:value="16" calcext:value-type="float">
            <text:p>16</text:p>
          </table:table-cell>
          <table:table-cell table:formula="of:=SUM([.P3:.P103])" office:value-type="float" office:value="55" calcext:value-type="float">
            <text:p>55</text:p>
          </table:table-cell>
          <table:table-cell table:formula="of:=SUM([.Q3:.Q103])" office:value-type="float" office:value="59" calcext:value-type="float">
            <text:p>59</text:p>
          </table:table-cell>
          <table:table-cell table:formula="of:=SUM([.R3:.R103])" office:value-type="float" office:value="19" calcext:value-type="float">
            <text:p>19</text:p>
          </table:table-cell>
          <table:table-cell table:formula="of:=SUM([.S3:.S103])" office:value-type="float" office:value="38" calcext:value-type="float">
            <text:p>38</text:p>
          </table:table-cell>
          <table:table-cell table:formula="of:=SUM([.T3:.T103])" office:value-type="float" office:value="70" calcext:value-type="float">
            <text:p>70</text:p>
          </table:table-cell>
          <table:table-cell table:formula="of:=SUM([.U3:.U103])" office:value-type="float" office:value="9" calcext:value-type="float">
            <text:p>9</text:p>
          </table:table-cell>
          <table:table-cell table:formula="of:=SUM([.V3:.V103])" office:value-type="float" office:value="8" calcext:value-type="float">
            <text:p>8</text:p>
          </table:table-cell>
          <table:table-cell table:formula="of:=SUM([.W3:.W103])" office:value-type="float" office:value="55" calcext:value-type="float">
            <text:p>55</text:p>
          </table:table-cell>
          <table:table-cell table:formula="of:=SUM([.X3:.X103])" office:value-type="float" office:value="53" calcext:value-type="float">
            <text:p>53</text:p>
          </table:table-cell>
          <table:table-cell table:formula="of:=SUM([.Y3:.Y103])" office:value-type="float" office:value="49" calcext:value-type="float">
            <text:p>49</text:p>
          </table:table-cell>
          <table:table-cell table:formula="of:=SUM([.Z3:.Z103])" office:value-type="float" office:value="68" calcext:value-type="float">
            <text:p>68</text:p>
          </table:table-cell>
          <table:table-cell table:formula="of:=SUM([.AA3:.AA103])" office:value-type="float" office:value="55" calcext:value-type="float">
            <text:p>55</text:p>
          </table:table-cell>
          <table:table-cell table:formula="of:=SUM([.AB3:.AB103])" office:value-type="float" office:value="14" calcext:value-type="float">
            <text:p>14</text:p>
          </table:table-cell>
          <table:table-cell table:formula="of:=SUM([.AC3:.AC103])" office:value-type="float" office:value="10" calcext:value-type="float">
            <text:p>10</text:p>
          </table:table-cell>
          <table:table-cell table:formula="of:=SUM([.AD3:.AD103])" office:value-type="float" office:value="16" calcext:value-type="float">
            <text:p>16</text:p>
          </table:table-cell>
          <table:table-cell table:formula="of:=SUM([.AE3:.AE103])" office:value-type="float" office:value="84" calcext:value-type="float">
            <text:p>84</text:p>
          </table:table-cell>
          <table:table-cell table:formula="of:=SUM([.AF3:.AF103])" office:value-type="float" office:value="20" calcext:value-type="float">
            <text:p>20</text:p>
          </table:table-cell>
          <table:table-cell table:formula="of:=SUM([.AG3:.AG103])" office:value-type="float" office:value="14" calcext:value-type="float">
            <text:p>14</text:p>
          </table:table-cell>
        </table:table-row>
      </table:table>
      <table:table table:name="Planilha3" table:style-name="ta1" table:print="false">
        <table:table-column table:style-name="co4" table:default-cell-style-name="ce1"/>
        <table:table-column table:style-name="co6" table:number-columns-repeated="9" table:default-cell-style-name="Default"/>
        <table:table-column table:style-name="co7" table:number-columns-repeated="3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Espé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Alipiopsitta xanthop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lia fimbriata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azona aestiv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modramus humera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hantochroa cirrhochlori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ra ararau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ratinga acuticaudat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ratinga aure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ene cunicularia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arypthengus ruficapill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leuterus culicivo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mpephilus melanoleucus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ptostoma obsole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thorchilus leucot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cara planc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riama cristat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etura meridionalis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lorostilbon lucid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ordeiles pusill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emotriccus fuscatus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aptes campestri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pturellus parvirostris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urellus undulatu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ulicivora caudacut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yanocorax chrysops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anocorax cristatelu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yanocorax cyanopogon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yclarhis gujanensis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psnagra hirundinace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yocopus lineatus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enia chiriquens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aenia cristat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aenia flavoga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berezoides herbicol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petomena macrour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phonia chloroti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scarthmus rufomarginatu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lco femoralis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lco sparverius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civora melanogaster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civora ruf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narius rufus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orimopsar chopi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iactin biloph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mithraupis guira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triccus margaritaceinventer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terospizias meridionalis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nipolegus lophotes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gatus leucophaius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pidocolaptes angustirostr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etornis rixos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garynchus pitangua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gascops choliba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nopareia torqua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vago chimachim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mus saturn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rchus swainsoni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rchus tyrannulu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yophobus fasciatu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othraupis fasciata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stalus chacuru</text:p>
          </table:table-cell>
          <table:table-cell table:number-columns-repeated="21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hyramphus polychopterus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ula pityaiumi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agioenas cayennensis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tagioenas picazuro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cellodomus rufifro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aethornis pretrei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umnus albosquamat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ranga flava</text:p>
          </table:table-cell>
          <table:table-cell table:number-columns-repeated="22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ioptila dumicol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phyrospiza caerulesce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ogne chalybe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sarocolius decumanus</text:p>
          </table:table-cell>
          <table:table-cell table:number-columns-repeated="3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phastos toc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mphocellus carb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pornis magnirostri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ynchotus rufescen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ator simili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ltatricula atricolli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dafella squamata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istochlamys melanopis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histochlamys ruficapillu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eniophylax phryganophilus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ophila angolens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orophila plumbe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lgidopteryx ruficolli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iriri islerorum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laxis albescen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alaxis frontal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chornis squama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gara cayana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ara palmaru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ngara sayaca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mnophilus torqu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oglodytes musculu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dus leucomela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rannus albogulari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atinia jacar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Xolmis cinereu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olmis velatu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notrichia capen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Total registros por ponto</text:p>
          </table:table-cell>
          <table:table-cell table:formula="of:=SUM([.B2:.B102])" office:value-type="float" office:value="18" calcext:value-type="float">
            <text:p>18</text:p>
          </table:table-cell>
          <table:table-cell table:formula="of:=SUM([.C2:.C102])" office:value-type="float" office:value="12" calcext:value-type="float">
            <text:p>12</text:p>
          </table:table-cell>
          <table:table-cell table:formula="of:=SUM([.D2:.D102])" office:value-type="float" office:value="70" calcext:value-type="float">
            <text:p>70</text:p>
          </table:table-cell>
          <table:table-cell table:formula="of:=SUM([.E2:.E102])" office:value-type="float" office:value="35" calcext:value-type="float">
            <text:p>35</text:p>
          </table:table-cell>
          <table:table-cell table:formula="of:=SUM([.F2:.F102])" office:value-type="float" office:value="17" calcext:value-type="float">
            <text:p>17</text:p>
          </table:table-cell>
          <table:table-cell table:formula="of:=SUM([.G2:.G102])" office:value-type="float" office:value="14" calcext:value-type="float">
            <text:p>14</text:p>
          </table:table-cell>
          <table:table-cell table:formula="of:=SUM([.H2:.H102])" office:value-type="float" office:value="15" calcext:value-type="float">
            <text:p>15</text:p>
          </table:table-cell>
          <table:table-cell table:formula="of:=SUM([.I2:.I102])" office:value-type="float" office:value="72" calcext:value-type="float">
            <text:p>72</text:p>
          </table:table-cell>
          <table:table-cell table:formula="of:=SUM([.J2:.J102])" office:value-type="float" office:value="16" calcext:value-type="float">
            <text:p>16</text:p>
          </table:table-cell>
          <table:table-cell table:formula="of:=SUM([.K2:.K102])" office:value-type="float" office:value="38" calcext:value-type="float">
            <text:p>38</text:p>
          </table:table-cell>
          <table:table-cell table:formula="of:=SUM([.L2:.L102])" office:value-type="float" office:value="7" calcext:value-type="float">
            <text:p>7</text:p>
          </table:table-cell>
          <table:table-cell table:formula="of:=SUM([.M2:.M102])" office:value-type="float" office:value="34" calcext:value-type="float">
            <text:p>34</text:p>
          </table:table-cell>
          <table:table-cell table:formula="of:=SUM([.N2:.N102])" office:value-type="float" office:value="12" calcext:value-type="float">
            <text:p>12</text:p>
          </table:table-cell>
          <table:table-cell table:formula="of:=SUM([.O2:.O102])" office:value-type="float" office:value="16" calcext:value-type="float">
            <text:p>16</text:p>
          </table:table-cell>
          <table:table-cell table:formula="of:=SUM([.P2:.P102])" office:value-type="float" office:value="55" calcext:value-type="float">
            <text:p>55</text:p>
          </table:table-cell>
          <table:table-cell table:formula="of:=SUM([.Q2:.Q102])" office:value-type="float" office:value="59" calcext:value-type="float">
            <text:p>59</text:p>
          </table:table-cell>
          <table:table-cell table:formula="of:=SUM([.R2:.R102])" office:value-type="float" office:value="19" calcext:value-type="float">
            <text:p>19</text:p>
          </table:table-cell>
          <table:table-cell table:formula="of:=SUM([.S2:.S102])" office:value-type="float" office:value="38" calcext:value-type="float">
            <text:p>38</text:p>
          </table:table-cell>
          <table:table-cell table:formula="of:=SUM([.T2:.T102])" office:value-type="float" office:value="70" calcext:value-type="float">
            <text:p>70</text:p>
          </table:table-cell>
          <table:table-cell table:formula="of:=SUM([.U2:.U102])" office:value-type="float" office:value="9" calcext:value-type="float">
            <text:p>9</text:p>
          </table:table-cell>
          <table:table-cell table:formula="of:=SUM([.V2:.V102])" office:value-type="float" office:value="8" calcext:value-type="float">
            <text:p>8</text:p>
          </table:table-cell>
          <table:table-cell table:formula="of:=SUM([.W2:.W102])" office:value-type="float" office:value="55" calcext:value-type="float">
            <text:p>55</text:p>
          </table:table-cell>
          <table:table-cell table:formula="of:=SUM([.X2:.X102])" office:value-type="float" office:value="53" calcext:value-type="float">
            <text:p>53</text:p>
          </table:table-cell>
          <table:table-cell table:formula="of:=SUM([.Y2:.Y102])" office:value-type="float" office:value="49" calcext:value-type="float">
            <text:p>49</text:p>
          </table:table-cell>
          <table:table-cell table:formula="of:=SUM([.Z2:.Z102])" office:value-type="float" office:value="68" calcext:value-type="float">
            <text:p>68</text:p>
          </table:table-cell>
          <table:table-cell table:formula="of:=SUM([.AA2:.AA102])" office:value-type="float" office:value="55" calcext:value-type="float">
            <text:p>55</text:p>
          </table:table-cell>
          <table:table-cell table:formula="of:=SUM([.AB2:.AB102])" office:value-type="float" office:value="14" calcext:value-type="float">
            <text:p>14</text:p>
          </table:table-cell>
          <table:table-cell table:formula="of:=SUM([.AC2:.AC102])" office:value-type="float" office:value="10" calcext:value-type="float">
            <text:p>10</text:p>
          </table:table-cell>
          <table:table-cell table:formula="of:=SUM([.AD2:.AD102])" office:value-type="float" office:value="16" calcext:value-type="float">
            <text:p>16</text:p>
          </table:table-cell>
          <table:table-cell table:formula="of:=SUM([.AE2:.AE102])" office:value-type="float" office:value="84" calcext:value-type="float">
            <text:p>84</text:p>
          </table:table-cell>
          <table:table-cell table:formula="of:=SUM([.AF2:.AF102])" office:value-type="float" office:value="20" calcext:value-type="float">
            <text:p>20</text:p>
          </table:table-cell>
          <table:table-cell table:formula="of:=SUM([.AG2:.AG102])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regXfito.A1:regXfito.E10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Valor_20_da_20_tabela_20_dinâmica" style:display-name="Valor da tabela dinâmica" style:family="table-cell" style:parent-style-name="Default"/>
    <style:style style:name="Canto_20_da_20_tabela_20_dinâmica" style:display-name="Canto da tabela dinâmica" style:family="table-cell" style:parent-style-name="Default"/>
    <style:style style:name="Campo_20_da_20_tabela_20_dinâmica" style:display-name="Campo da tabela dinâmica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8:45:37.817393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pho </meta:initial-creator>
    <meta:creation-date>2015-02-02T12:38:34.96</meta:creation-date>
    <dc:date>2015-02-03T01:17:54.062406324</dc:date>
    <dc:creator>Paulo Inácio Prado</dc:creator>
    <meta:editing-duration>PT26M29S</meta:editing-duration>
    <meta:editing-cycles>4</meta:editing-cycles>
    <meta:generator>LibreOffice/4.2.8.2$Linux_X86_64 LibreOffice_project/420m0$Build-2</meta:generator>
    <meta:document-statistic meta:table-count="3" meta:cell-count="1662" meta:object-count="0"/>
  </office:meta>
</office:document-meta>
</file>